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0c4865" officeooo:paragraph-rsid="000c4865"/>
    </style:style>
    <style:style style:name="P3" style:family="paragraph" style:parent-style-name="Preformatted_20_Text">
      <style:text-properties officeooo:paragraph-rsid="000c4865"/>
    </style:style>
    <style:style style:name="P4" style:family="paragraph" style:parent-style-name="Preformatted_20_Text">
      <style:text-properties officeooo:rsid="000dc93c" officeooo:paragraph-rsid="000dc93c"/>
    </style:style>
    <style:style style:name="P5" style:family="paragraph" style:parent-style-name="Preformatted_20_Text">
      <style:text-properties officeooo:rsid="000fa4d0" officeooo:paragraph-rsid="000fa4d0"/>
    </style:style>
    <style:style style:name="P6" style:family="paragraph" style:parent-style-name="Preformatted_20_Text">
      <style:text-properties officeooo:paragraph-rsid="000fa4d0"/>
    </style:style>
    <style:style style:name="P7" style:family="paragraph" style:parent-style-name="Preformatted_20_Text">
      <style:text-properties fo:color="#c01c28" loext:opacity="100%" fo:font-weight="bold"/>
    </style:style>
    <style:style style:name="P8" style:family="paragraph" style:parent-style-name="Preformatted_20_Text">
      <style:paragraph-properties fo:margin-top="0cm" fo:margin-bottom="0.499cm" style:contextual-spacing="false"/>
      <style:text-properties fo:color="#c01c28" loext:opacity="100%" fo:font-weight="bold"/>
    </style:style>
    <style:style style:name="P9" style:family="paragraph" style:parent-style-name="Preformatted_20_Text">
      <style:text-properties officeooo:rsid="000fe24c" officeooo:paragraph-rsid="000fe24c"/>
    </style:style>
    <style:style style:name="P10" style:family="paragraph" style:parent-style-name="Preformatted_20_Text">
      <style:text-properties officeooo:rsid="00100de8" officeooo:paragraph-rsid="00100de8"/>
    </style:style>
    <style:style style:name="P11" style:family="paragraph" style:parent-style-name="Preformatted_20_Text">
      <style:text-properties officeooo:rsid="0011bd12" officeooo:paragraph-rsid="0011bd12"/>
    </style:style>
    <style:style style:name="P12" style:family="paragraph" style:parent-style-name="Preformatted_20_Text">
      <style:text-properties officeooo:rsid="0011d255" officeooo:paragraph-rsid="0011d255"/>
    </style:style>
    <style:style style:name="P13" style:family="paragraph" style:parent-style-name="Preformatted_20_Text">
      <style:text-properties officeooo:rsid="00135c41" officeooo:paragraph-rsid="00135c41"/>
    </style:style>
    <style:style style:name="P14" style:family="paragraph" style:parent-style-name="Preformatted_20_Text">
      <style:text-properties officeooo:paragraph-rsid="00135c41"/>
    </style:style>
    <style:style style:name="P15" style:family="paragraph" style:parent-style-name="Preformatted_20_Text">
      <style:text-properties officeooo:rsid="0015550d" officeooo:paragraph-rsid="0015550d"/>
    </style:style>
    <style:style style:name="P16" style:family="paragraph" style:parent-style-name="Preformatted_20_Text">
      <style:text-properties officeooo:rsid="00160e14" officeooo:paragraph-rsid="00160e14"/>
    </style:style>
    <style:style style:name="P17" style:family="paragraph" style:parent-style-name="Preformatted_20_Text">
      <style:text-properties officeooo:rsid="0017f8d6" officeooo:paragraph-rsid="0017f8d6"/>
    </style:style>
    <style:style style:name="P18" style:family="paragraph" style:parent-style-name="Standard">
      <style:text-properties officeooo:rsid="000c4865" officeooo:paragraph-rsid="000c4865"/>
    </style:style>
    <style:style style:name="P19" style:family="paragraph" style:parent-style-name="Standard">
      <style:text-properties officeooo:rsid="00160e14" officeooo:paragraph-rsid="00160e14"/>
    </style:style>
    <style:style style:name="P20" style:family="paragraph" style:parent-style-name="Standard">
      <style:text-properties officeooo:rsid="0017f8d6" officeooo:paragraph-rsid="0017f8d6"/>
    </style:style>
    <style:style style:name="T1" style:family="text">
      <style:text-properties fo:color="#12488b" loext:opacity="100%" fo:font-weight="bold"/>
    </style:style>
    <style:style style:name="T2" style:family="text">
      <style:text-properties officeooo:rsid="000dc93c"/>
    </style:style>
    <style:style style:name="T3" style:family="text">
      <style:text-properties officeooo:rsid="000fa4d0"/>
    </style:style>
    <style:style style:name="T4" style:family="text">
      <style:text-properties fo:color="#26a269" loext:opacity="100%" fo:font-weight="bold"/>
    </style:style>
    <style:style style:name="T5" style:family="text">
      <style:text-properties officeooo:rsid="00135c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1-ls</text:p>
      <text:p text:style-name="P2">ls -a</text:p>
      <text:p text:style-name="Preformatted_20_Text"><text:s/><text:span text:style-name="T1">.</text:span> <text:s text:c="31"/><text:span text:style-name="T1">.local</text:span> <text:s text:c="13"/>.profile</text:p>
      <text:p text:style-name="Preformatted_20_Text"><text:s/><text:span text:style-name="T1">..</text:span> <text:s text:c="30"/><text:span text:style-name="T1">.mongodb</text:span> <text:s text:c="11"/><text:span text:style-name="T1">Public</text:span></text:p>
      <text:p text:style-name="Preformatted_20_Text"><text:s/><text:span text:style-name="T1">app3categorylistandproprtylist</text:span> <text:s text:c="2"/><text:span text:style-name="T1">.mozilla</text:span> <text:s text:c="11"/>self.txt</text:p>
      <text:p text:style-name="Preformatted_20_Text"><text:s/><text:span text:style-name="T1">app3-server</text:span> <text:s text:c="21"/><text:span text:style-name="T1">Music</text:span> <text:s text:c="14"/><text:span text:style-name="T1">snap</text:span></text:p>
      <text:p text:style-name="Preformatted_20_Text"><text:s/>.bash_history <text:s text:c="19"/>.my.cnf <text:s text:c="12"/>sq.sql</text:p>
      <text:p text:style-name="Preformatted_20_Text"><text:s/>.bash_logout <text:s text:c="20"/>.mysql_history <text:s text:c="5"/><text:span text:style-name="T1">.ssh</text:span></text:p>
      <text:p text:style-name="Preformatted_20_Text"><text:s/>.bashrc <text:s text:c="25"/><text:span text:style-name="T1">node_modules</text:span> <text:s text:c="7"/><text:span text:style-name="T1">Struct</text:span></text:p>
      <text:p text:style-name="Preformatted_20_Text"><text:s/><text:span text:style-name="T1">.cache</text:span> <text:s text:c="26"/><text:span text:style-name="T1">.npm</text:span> <text:s text:c="15"/>.sudo_as_admin_successful</text:p>
      <text:p text:style-name="Preformatted_20_Text"><text:s/><text:span text:style-name="T1">.config</text:span> <text:s text:c="25"/><text:span text:style-name="T1">.nvm</text:span> <text:s text:c="15"/><text:span text:style-name="T1">Templates</text:span></text:p>
      <text:p text:style-name="Preformatted_20_Text"><text:s/><text:span text:style-name="T1">Desktop</text:span> <text:s text:c="25"/><text:span text:style-name="T1">one</text:span> <text:s text:c="16"/><text:span text:style-name="T1">.thunderbird</text:span></text:p>
      <text:p text:style-name="Preformatted_20_Text"><text:s/><text:span text:style-name="T1">Documents</text:span> <text:s text:c="23"/><text:span text:style-name="T1">OsAssi</text:span> <text:s text:c="12"/>&amp;apos;Untitled Document 1&amp;apos;</text:p>
      <text:p text:style-name="Preformatted_20_Text"><text:s/><text:span text:style-name="T1">.dotnet</text:span> <text:s text:c="25"/><text:span text:style-name="T1">OSassignments</text:span> <text:s text:c="6"/><text:span text:style-name="T1">Videos</text:span></text:p>
      <text:p text:style-name="Preformatted_20_Text"><text:s/><text:span text:style-name="T1">Downloads</text:span> <text:s text:c="23"/><text:span text:style-name="T1">ospractise</text:span> <text:s text:c="9"/>vimfile.txt</text:p>
      <text:p text:style-name="Preformatted_20_Text"><text:s/>file2.txt <text:s text:c="23"/>package.json <text:s text:c="7"/>.viminfo</text:p>
      <text:p text:style-name="Preformatted_20_Text"><text:s/>.file2.txt.swp <text:s text:c="18"/>package-lock.json <text:s text:c="2"/><text:span text:style-name="T1">.vscode</text:span></text:p>
      <text:p text:style-name="Preformatted_20_Text"><text:s/><text:span text:style-name="T1">gitcommand</text:span> <text:s text:c="22"/><text:span text:style-name="T1">Pictures</text:span> <text:s text:c="11"/><text:span text:style-name="T1">.yarn</text:span></text:p>
      <text:p text:style-name="Preformatted_20_Text"><text:s/>.gitconfig <text:s text:c="22"/><text:span text:style-name="T1">.pki</text:span> <text:s text:c="15"/>yarn.lock</text:p>
      <text:p text:style-name="Preformatted_20_Text"><text:s/><text:span text:style-name="T1">.gnupg</text:span> <text:s text:c="26"/><text:span text:style-name="T1">Postman</text:span> <text:s text:c="12"/>.yarnrc</text:p>
      <text:p text:style-name="P1"><text:s/>.lesshst <text:s text:c="24"/>procedure</text:p>
      <text:p text:style-name="P18"/>
      <text:p text:style-name="P18">2-<text:span text:style-name="T2">rename</text:span></text:p>
      <text:p text:style-name="P3">rename -v 's/txt/htm/' *.txt</text:p>
      <text:p text:style-name="P3">111.txt renamed as 111.htm</text:p>
      <text:p text:style-name="P3">11.txt renamed as 11.htm</text:p>
      <text:p text:style-name="P3">1.txt renamed as 1.htm</text:p>
      <text:p text:style-name="P3"/>
      <text:p text:style-name="P4">3.ln -s 11.htm link.htm</text:p>
      <text:p text:style-name="P4"/>
      <text:p text:style-name="P4">4.</text:p>
      <text:p text:style-name="P3">ln 111.htm hardlink.htm</text:p>
      <text:p text:style-name="P3"/>
      <text:p text:style-name="P4">5.</text:p>
      <text:p text:style-name="P4">stat 111.htm</text:p>
      <text:p text:style-name="Preformatted_20_Text"><text:s text:c="2"/>File: 111.htm</text:p>
      <text:p text:style-name="Preformatted_20_Text"><text:s text:c="2"/>Size: 5 <text:s text:c="14"/>Blocks: 8 <text:s text:c="9"/>IO Block: 4096 <text:s text:c="2"/>regular file</text:p>
      <text:p text:style-name="Preformatted_20_Text">Device: 10306h/66310d <text:s text:c="2"/>Inode: 4736677 <text:s text:c="4"/>Links: 2</text:p>
      <text:p text:style-name="Preformatted_20_Text">Access: (0664/-rw-rw-r--) <text:s/>Uid: ( 1000/ sunbeam) <text:s text:c="2"/>Gid: ( 1000/ sunbeam)</text:p>
      <text:p text:style-name="Preformatted_20_Text">Access: 2024-06-02 12:23:11.826908575 +0530</text:p>
      <text:p text:style-name="Preformatted_20_Text">Modify: 2024-06-02 12:23:07.678908879 +0530</text:p>
      <text:p text:style-name="Preformatted_20_Text">Change: 2024-06-02 12:23:07.678908879 +0530</text:p>
      <text:p text:style-name="P1"><text:s/>Birth: 2024-06-01 17:50:22.271402462 +0530</text:p>
      <text:p text:style-name="P4">6.</text:p>
      <text:p text:style-name="P4">ls -l 111.htm</text:p>
      <text:p text:style-name="P1">-rw-rw-r-- 2 sunbeam sunbeam 5 Jun <text:s/>2 12:25 111.htm</text:p>
      <text:p text:style-name="P6"><text:span text:style-name="T3">7.</text:span>tail -n +5 111.htm</text:p>
      <text:p text:style-name="Preformatted_20_Text">assjg</text:p>
      <text:p text:style-name="Preformatted_20_Text">sajfagsf</text:p>
      <text:p text:style-name="P1">asshg</text:p>
      <text:p text:style-name="P5">8.</text:p>
      <text:p text:style-name="P5">12</text:p>
      <text:p text:style-name="P5"><text:s/>whoami</text:p>
      <text:p text:style-name="P5">sunbeam</text:p>
      <text:p text:style-name="P5"/>
      <text:p text:style-name="P5"/>
      <text:p text:style-name="P5"/>
      <text:p text:style-name="P5"><text:soft-page-break/></text:p>
      <text:p text:style-name="P5">13.</text:p>
      <text:p text:style-name="P5">tty</text:p>
      <text:p text:style-name="P1">/dev/pts/0</text:p>
      <text:p text:style-name="P5"/>
      <text:p text:style-name="P5">14.</text:p>
      <text:p text:style-name="P5"><text:s/>who am i</text:p>
      <text:p text:style-name="P5"/>
      <text:p text:style-name="P5">15.</text:p>
      <text:p text:style-name="P5">users</text:p>
      <text:p text:style-name="P1">sunbeam</text:p>
      <text:p text:style-name="P5">16.</text:p>
      <text:p text:style-name="P5"><text:s/>who</text:p>
      <text:p text:style-name="P5">sunbeam <text:s/>tty2 <text:s text:c="8"/>2024-06-02 11:30 (tty2)</text:p>
      <text:p text:style-name="P5"/>
      <text:p text:style-name="P5">17.</text:p>
      <text:p text:style-name="P5">grep "wo*W" repeat.txt</text:p>
      <text:p text:style-name="Preformatted_20_Text"><text:span text:style-name="T4">sunbeam@sunbeam-Lenovo-IdeaPad-S340-15IWL</text:span>:<text:span text:style-name="T1">~</text:span>$ egrep "wo*w" repeat.txt</text:p>
      <text:p text:style-name="P7">ww</text:p>
      <text:p text:style-name="P7">wow</text:p>
      <text:p text:style-name="P7">woow</text:p>
      <text:p text:style-name="P7">wooow</text:p>
      <text:p text:style-name="P7">woooow</text:p>
      <text:p text:style-name="P7">wooooow</text:p>
      <text:p text:style-name="P7">woooooow</text:p>
      <text:p text:style-name="P7">wooooooow</text:p>
      <text:p text:style-name="Preformatted_20_Text"><text:span text:style-name="T4">sunbeam@sunbeam-Lenovo-IdeaPad-S340-15IWL</text:span>:<text:span text:style-name="T1">~</text:span>$ egrep "wo+w" repeat.txt</text:p>
      <text:p text:style-name="P7">wow</text:p>
      <text:p text:style-name="P7">woow</text:p>
      <text:p text:style-name="P7">wooow</text:p>
      <text:p text:style-name="P7">woooow</text:p>
      <text:p text:style-name="P7">wooooow</text:p>
      <text:p text:style-name="P7">woooooow</text:p>
      <text:p text:style-name="P7">wooooooow</text:p>
      <text:p text:style-name="Preformatted_20_Text"><text:span text:style-name="T4">sunbeam@sunbeam-Lenovo-IdeaPad-S340-15IWL</text:span>:<text:span text:style-name="T1">~</text:span>$ egrep "wo{3}w" repeat.txt</text:p>
      <text:p text:style-name="P8">wooow</text:p>
      <text:p text:style-name="P9">18-</text:p>
      <text:p text:style-name="P9">chmod +r self.txt</text:p>
      <text:p text:style-name="P9"/>
      <text:p text:style-name="P10">19-</text:p>
      <text:p text:style-name="P10">chmod +rwx self.txt</text:p>
      <text:p text:style-name="P10"/>
      <text:p text:style-name="P10">20-</text:p>
      <text:p text:style-name="P10">wc repeat.txt &gt;count.txt</text:p>
      <text:p text:style-name="Preformatted_20_Text"><text:span text:style-name="T4">sunbeam@sunbeam-Lenovo-IdeaPad-S340-15IWL</text:span>:<text:span text:style-name="T1">~</text:span>$ cat count.txt</text:p>
      <text:p text:style-name="P1"><text:s/>8 <text:s/>8 52 repeat.txt</text:p>
      <text:p text:style-name="P10"/>
      <text:p text:style-name="P11">21.</text:p>
      <text:p text:style-name="P11">who |wc </text:p>
      <text:p text:style-name="P11"><text:s text:c="6"/>1 <text:s text:c="6"/>5 <text:s text:c="5"/>46</text:p>
      <text:p text:style-name="P11"/>
      <text:p text:style-name="P12">22-</text:p>
      <text:p text:style-name="P12">head -10 repeat.txt |tail -n 5</text:p>
      <text:p text:style-name="Preformatted_20_Text">wooooow</text:p>
      <text:p text:style-name="Preformatted_20_Text">woooooow</text:p>
      <text:p text:style-name="Preformatted_20_Text">wooooooow</text:p>
      <text:p text:style-name="Preformatted_20_Text">woooooooooow</text:p>
      <text:p text:style-name="P1">wooooooow</text:p>
      <text:p text:style-name="P14"><text:soft-page-break/><text:span text:style-name="T5">23-</text:span></text:p>
      <text:p text:style-name="P14">sort self.txt |uniq</text:p>
      <text:p text:style-name="Preformatted_20_Text">harshal shedge</text:p>
      <text:p text:style-name="Preformatted_20_Text">hello </text:p>
      <text:p text:style-name="Preformatted_20_Text">pune</text:p>
      <text:p text:style-name="Preformatted_20_Text">pune </text:p>
      <text:p text:style-name="Preformatted_20_Text">satara</text:p>
      <text:p text:style-name="P1">world</text:p>
      <text:p text:style-name="P13">24-</text:p>
      <text:p text:style-name="P13"/>
      <text:p text:style-name="P13">$ ls -s -r</text:p>
      <text:p text:style-name="P13"/>
      <text:p text:style-name="P15">25-</text:p>
      <text:p text:style-name="P15">ls -s -r -l</text:p>
      <text:p text:style-name="Preformatted_20_Text">total 236</text:p>
      <text:p text:style-name="Preformatted_20_Text">48 -rw-rw-r-- <text:s text:c="2"/>1 sunbeam sunbeam 47941 Apr 19 18:40 <text:s/>yarn.lock</text:p>
      <text:p text:style-name="Preformatted_20_Text"><text:s/>4 -rw-rw-r-- <text:s text:c="2"/>1 sunbeam sunbeam <text:s text:c="3"/>49 Jun <text:s/>2 11:40 <text:s/>vimfile.txt</text:p>
      <text:p text:style-name="Preformatted_20_Text"><text:s/>4 drwxr-xr-x <text:s text:c="2"/>2 sunbeam sunbeam <text:s/>4096 Mar <text:s/>7 00:59 <text:s/><text:span text:style-name="T1">Videos</text:span></text:p>
      <text:p text:style-name="Preformatted_20_Text"><text:s/>4 -rw-rw-r-- <text:s text:c="2"/>1 sunbeam sunbeam <text:s text:c="2"/>248 Mar 20 17:46 &amp;apos;Untitled Document 1&amp;apos;</text:p>
      <text:p text:style-name="Preformatted_20_Text"><text:s/>4 drwxr-xr-x <text:s text:c="2"/>2 sunbeam sunbeam <text:s/>4096 Mar <text:s/>7 00:59 <text:s/><text:span text:style-name="T1">Templates</text:span></text:p>
      <text:p text:style-name="Preformatted_20_Text"><text:s/>4 drwxrwxr-x <text:s text:c="2"/>3 sunbeam sunbeam <text:s/>4096 May 31 18:36 <text:s/><text:span text:style-name="T1">Struct</text:span></text:p>
      <text:p text:style-name="Preformatted_20_Text"><text:s/>4 -rw-rw-r-- <text:s text:c="2"/>1 sunbeam sunbeam <text:s text:c="2"/>279 Mar 31 23:02 <text:s/>sq.sql</text:p>
      <text:p text:style-name="Preformatted_20_Text"><text:s/>4 drwx------ <text:s text:c="2"/>6 sunbeam sunbeam <text:s/>4096 Mar <text:s/>6 18:05 <text:s/><text:span text:style-name="T1">snap</text:span></text:p>
      <text:p text:style-name="P1"><text:s/>4 -rwxrwxr-x <text:s text:c="2"/>1 sunbeam sunbeam <text:s text:c="3"/>60 Jun <text:s/>2 15:42 <text:s/><text:span text:style-name="T4">self.txt</text:span></text:p>
      <text:p text:style-name="P15"/>
      <text:p text:style-name="P15"/>
      <text:p text:style-name="P16">26-</text:p>
      <text:p text:style-name="P16">ls -l|grep "" |wc</text:p>
      <text:p text:style-name="P16"/>
      <text:p text:style-name="P19">27-</text:p>
      <text:p text:style-name="P16">ls -a |grep "^\."</text:p>
      <text:p text:style-name="P19"/>
      <text:p text:style-name="P20">28-</text:p>
      <text:p text:style-name="P17"><text:s/>cat repeat.txt|tr "a-z" "A-Z" </text:p>
      <text:p text:style-name="Preformatted_20_Text">WW</text:p>
      <text:p text:style-name="Preformatted_20_Text">WOW</text:p>
      <text:p text:style-name="Preformatted_20_Text">WOOW</text:p>
      <text:p text:style-name="Preformatted_20_Text">WOOOW</text:p>
      <text:p text:style-name="Preformatted_20_Text">WOOOOW</text:p>
      <text:p text:style-name="Preformatted_20_Text">WOOOOOW</text:p>
      <text:p text:style-name="Preformatted_20_Text">WOOOOOOW</text:p>
      <text:p text:style-name="Preformatted_20_Text">WOOOOOOOW</text:p>
      <text:p text:style-name="Preformatted_20_Text">WOOOOOOOOOOW</text:p>
      <text:p text:style-name="Preformatted_20_Text">WOOOOOOOW</text:p>
      <text:p text:style-name="P1">WOOOOOW</text:p>
      <text:p text:style-name="P20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8:43:30.090900437</meta:creation-date>
    <meta:generator>LibreOffice/7.3.7.2$Linux_X86_64 LibreOffice_project/30$Build-2</meta:generator>
    <dc:date>2024-06-02T17:39:02.371441659</dc:date>
    <meta:editing-duration>PT12M32S</meta:editing-duration>
    <meta:editing-cycles>1</meta:editing-cycles>
    <meta:document-statistic meta:table-count="0" meta:image-count="0" meta:object-count="0" meta:page-count="3" meta:paragraph-count="139" meta:word-count="384" meta:character-count="3363" meta:non-whitespace-character-count="2348"/>
  </office:meta>
</office:document-meta>
</file>